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5007in" table:align="left"/>
    </style:style>
    <style:style style:name="Table1.A" style:family="table-column">
      <style:table-column-properties style:column-width="1.0194in"/>
    </style:style>
    <style:style style:name="Table1.B" style:family="table-column">
      <style:table-column-properties style:column-width="1.481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6653in" table:align="left"/>
    </style:style>
    <style:style style:name="Table2.A" style:family="table-column">
      <style:table-column-properties style:column-width="1.1486in"/>
    </style:style>
    <style:style style:name="Table2.B" style:family="table-column">
      <style:table-column-properties style:column-width="1.516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8875in" table:align="left"/>
    </style:style>
    <style:style style:name="Table3.A" style:family="table-column">
      <style:table-column-properties style:column-width="1.1069in"/>
    </style:style>
    <style:style style:name="Table3.B" style:family="table-column">
      <style:table-column-properties style:column-width="0.780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left="0in" fo:margin-right="0in" fo:margin-top="0.1665in" fo:margin-bottom="0.1665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2" style:family="paragraph" style:parent-style-name="Preformatted_20_Text">
      <style:paragraph-properties fo:margin-left="0in" fo:margin-right="0in" fo:text-indent="0in" style:auto-text-indent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Heading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fffff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.111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T1" style:family="text">
      <style:text-properties officeooo:rsid="001ac3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’ve identified a <text:span text:style-name="Strong_20_Emphasis">very important research gap</text:span>: most public IDS datasets (e.g., <text:span text:style-name="Strong_20_Emphasis">CICIDS2018, UNSW-NB15</text:span>) contain <text:span text:style-name="Strong_20_Emphasis">short, isolated attacks</text:span>, not <text:span text:style-name="Strong_20_Emphasis">long-duration multi-stage campaigns</text:span> (scan → probe → exploit → persistence → exfiltration). Designing a system that <text:span text:style-name="Strong_20_Emphasis">models and evaluates such long-horizon behavior</text:span> is a strong contribution.</text:p>
      <text:p text:style-name="Text_20_body">Below is a <text:span text:style-name="Strong_20_Emphasis">modified end-to-end plan</text:span> that incorporates <text:span text:style-name="Strong_20_Emphasis">synthetic long-term attack generation using generative AI</text:span>, while still grounding the model in real network traffic.</text:p>
      <text:p text:style-name="Horizontal_20_Line"/>
      <text:h text:style-name="Heading_20_1" text:outline-level="1">Modified Architecture &amp; Implementation Plan</text:h>
      <text:h text:style-name="Heading_20_2" text:outline-level="2">High-Level Architecture</text:h>
      <text:p text:style-name="Preformatted_20_Text"><text:span text:style-name="Source_20_Text">Real PCAP Datasets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Flow Extraction &amp; Cleaning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Attack Timeline Modeling</text:span></text:p>
      <text:p text:style-name="Preformatted_20_Text"><text:span text:style-name="Source_20_Text">(scan → probe → exploit → exfiltration)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Synthetic Long-Term Attack Generation</text:span></text:p>
      <text:p text:style-name="Preformatted_20_Text"><text:span text:style-name="Source_20_Text">(GAN / Diffusion / LLM-guided simulation)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Merged Dataset</text:span></text:p>
      <text:p text:style-name="Preformatted_20_Text"><text:span text:style-name="Source_20_Text">(real flows + synthetic sequences)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Stage 1: XGBoost Fast Filter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Stage 2: Transformer Sequence Model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Explainable AI (SHAP + LIME)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3"><text:span text:style-name="Source_20_Text">Real-time Socket Monitoring Deployment</text:span></text:p>
      <text:p text:style-name="Horizontal_20_Line"/>
      <text:h text:style-name="Heading_20_1" text:outline-level="1">Phase 1 — Dataset Selection</text:h>
      <text:h text:style-name="Heading_20_2" text:outline-level="2">Step 1 — Choose Base Datasets</text:h>
      <text:p text:style-name="Text_20_body">Use <text:span text:style-name="Strong_20_Emphasis">multiple datasets</text:span> to capture varied traffic patterns.</text:p>
      <text:p text:style-name="Text_20_body">Recommended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ataset</text:p>
            </table:table-cell>
            <table:table-cell table:style-name="Table1.A1" office:value-type="string">
              <text:p text:style-name="Table_20_Heading">Use</text:p>
            </table:table-cell>
          </table:table-row>
        </table:table-header-rows>
        <table:table-row>
          <table:table-cell table:style-name="Table1.A1" office:value-type="string">
            <text:p text:style-name="Table_20_Contents">CICIDS2018</text:p>
          </table:table-cell>
          <table:table-cell table:style-name="Table1.A1" office:value-type="string">
            <text:p text:style-name="Table_20_Contents">baseline attacks</text:p>
          </table:table-cell>
        </table:table-row>
        <text:soft-page-break/>
        <table:table-row>
          <table:table-cell table:style-name="Table1.A1" office:value-type="string">
            <text:p text:style-name="Table_20_Contents">UNSW-NB15</text:p>
          </table:table-cell>
          <table:table-cell table:style-name="Table1.A1" office:value-type="string">
            <text:p text:style-name="Table_20_Contents">modern exploits</text:p>
          </table:table-cell>
        </table:table-row>
        <table:table-row>
          <table:table-cell table:style-name="Table1.A1" office:value-type="string">
            <text:p text:style-name="Table_20_Contents">TON-IoT</text:p>
          </table:table-cell>
          <table:table-cell table:style-name="Table1.A1" office:value-type="string">
            <text:p text:style-name="Table_20_Contents">IoT traffic</text:p>
          </table:table-cell>
        </table:table-row>
        <table:table-row>
          <table:table-cell table:style-name="Table1.A1" office:value-type="string">
            <text:p text:style-name="Table_20_Contents">MAWI</text:p>
          </table:table-cell>
          <table:table-cell table:style-name="Table1.A1" office:value-type="string">
            <text:p text:style-name="Table_20_Contents">real backbone traffic</text:p>
          </table:table-cell>
        </table:table-row>
      </table:table>
      <text:p text:style-name="Text_20_body">These provide <text:span text:style-name="Strong_20_Emphasis">realistic normal and attack behaviors</text:span>.</text:p>
      <text:p text:style-name="Horizontal_20_Line"/>
      <text:h text:style-name="Heading_20_1" text:outline-level="1">Phase 2 — Raw Traffic Processing</text:h>
      <text:h text:style-name="Heading_20_2" text:outline-level="2">Step 2 — Download PCAP Files</text:h>
      <text:p text:style-name="Text_20_body">Instead of using only CSV flows, download:</text:p>
      <text:p text:style-name="P3"><text:span text:style-name="Source_20_Text">PCAP traffic captures</text:span></text:p>
      <text:p text:style-name="Text_20_body">Directory example:</text:p>
      <text:p text:style-name="Preformatted_20_Text"><text:span text:style-name="Source_20_Text">data/</text:span></text:p>
      <text:p text:style-name="Preformatted_20_Text"><text:span text:style-name="Source_20_Text"><text:s text:c="3"/>cicids2018/</text:span></text:p>
      <text:p text:style-name="Preformatted_20_Text"><text:span text:style-name="Source_20_Text"><text:s text:c="3"/>unsw_nb15/</text:span></text:p>
      <text:p text:style-name="P3"><text:span text:style-name="Source_20_Text"><text:s text:c="3"/>ton_iot/</text:span></text:p>
      <text:p text:style-name="Horizontal_20_Line"/>
      <text:h text:style-name="Heading_20_2" text:outline-level="2">Step 3 — Extract Packet-Level Features</text:h>
      <text:p text:style-name="Text_20_body">Use tools such as:</text:p>
      <text:list text:style-name="L7">
        <text:list-item>
          <text:p text:style-name="P16"><text:span text:style-name="Strong_20_Emphasis">Zeek</text:span></text:p>
        </text:list-item>
        <text:list-item>
          <text:p text:style-name="P16"><text:span text:style-name="Strong_20_Emphasis">tshark</text:span></text:p>
        </text:list-item>
        <text:list-item>
          <text:p text:style-name="P16"><text:span text:style-name="Strong_20_Emphasis">Scapy</text:span></text:p>
        </text:list-item>
        <text:list-item>
          <text:p text:style-name="P16"><text:span text:style-name="Strong_20_Emphasis">CICFlowMeter</text:span></text:p>
        </text:list-item>
      </text:list>
      <text:p text:style-name="Text_20_body">Example:</text:p>
      <text:p text:style-name="Preformatted_20_Text"><text:span text:style-name="Source_20_Text">tshark -r traffic.pcap \</text:span></text:p>
      <text:p text:style-name="Preformatted_20_Text"><text:span text:style-name="Source_20_Text">-T fields \</text:span></text:p>
      <text:p text:style-name="Preformatted_20_Text"><text:span text:style-name="Source_20_Text">-e frame.time_epoch \</text:span></text:p>
      <text:p text:style-name="Preformatted_20_Text"><text:span text:style-name="Source_20_Text">-e ip.src \</text:span></text:p>
      <text:p text:style-name="Preformatted_20_Text"><text:span text:style-name="Source_20_Text">-e ip.dst \</text:span></text:p>
      <text:p text:style-name="Preformatted_20_Text"><text:span text:style-name="Source_20_Text">-e tcp.srcport \</text:span></text:p>
      <text:p text:style-name="Preformatted_20_Text"><text:span text:style-name="Source_20_Text">-e tcp.dstport \</text:span></text:p>
      <text:p text:style-name="Preformatted_20_Text"><text:span text:style-name="Source_20_Text">-e frame.len \</text:span></text:p>
      <text:p text:style-name="P3"><text:span text:style-name="Source_20_Text">&gt; packets.csv</text:span></text:p>
      <text:p text:style-name="Text_20_body">Extract fields like:</text:p>
      <text:p text:style-name="Preformatted_20_Text"><text:span text:style-name="Source_20_Text">timestamp</text:span></text:p>
      <text:p text:style-name="Preformatted_20_Text"><text:span text:style-name="Source_20_Text">src_ip</text:span></text:p>
      <text:p text:style-name="Preformatted_20_Text"><text:span text:style-name="Source_20_Text">dst_ip</text:span></text:p>
      <text:p text:style-name="Preformatted_20_Text"><text:span text:style-name="Source_20_Text">packet_size</text:span></text:p>
      <text:p text:style-name="Preformatted_20_Text"><text:span text:style-name="Source_20_Text">protocol</text:span></text:p>
      <text:p text:style-name="P3"><text:span text:style-name="Source_20_Text">tcp_flags</text:span></text:p>
      <text:p text:style-name="Horizontal_20_Line"><text:soft-page-break/></text:p>
      <text:h text:style-name="Heading_20_2" text:outline-level="2">Step 4 — Flow Generation</text:h>
      <text:p text:style-name="Text_20_body">Group packets into flows:</text:p>
      <text:p text:style-name="P3"><text:span text:style-name="Source_20_Text">flow_key = (src_ip, dst_ip, src_port, dst_port, protocol)</text:span></text:p>
      <text:p text:style-name="Text_20_body">Compute features:</text:p>
      <text:p text:style-name="Preformatted_20_Text"><text:span text:style-name="Source_20_Text">flow_duration</text:span></text:p>
      <text:p text:style-name="Preformatted_20_Text"><text:span text:style-name="Source_20_Text">packet_count</text:span></text:p>
      <text:p text:style-name="Preformatted_20_Text"><text:span text:style-name="Source_20_Text">bytes_per_second</text:span></text:p>
      <text:p text:style-name="P3"><text:span text:style-name="Source_20_Text">packet_interarrival_time</text:span></text:p>
      <text:p text:style-name="Text_20_body">Now each row represents <text:span text:style-name="Strong_20_Emphasis">network flow statistics</text:span>.</text:p>
      <text:p text:style-name="Horizontal_20_Line"/>
      <text:h text:style-name="Heading_20_1" text:outline-level="1">Phase 3 — Attack Timeline Modeling</text:h>
      <text:p text:style-name="Text_20_body">Since datasets don’t contain <text:span text:style-name="Strong_20_Emphasis">long attack chains</text:span>, we model them.</text:p>
      <text:p text:style-name="Text_20_body">Define <text:span text:style-name="Strong_20_Emphasis">attack progression stages</text:span>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age</text:p>
            </table:table-cell>
            <table:table-cell table:style-name="Table2.A1" office:value-type="string">
              <text:p text:style-name="Table_20_Heading">Behavior</text:p>
            </table:table-cell>
          </table:table-row>
        </table:table-header-rows>
        <table:table-row>
          <table:table-cell table:style-name="Table2.A1" office:value-type="string">
            <text:p text:style-name="Table_20_Contents">Reconnaissance</text:p>
          </table:table-cell>
          <table:table-cell table:style-name="Table2.A1" office:value-type="string">
            <text:p text:style-name="Table_20_Contents">port scanning</text:p>
          </table:table-cell>
        </table:table-row>
        <table:table-row>
          <table:table-cell table:style-name="Table2.A1" office:value-type="string">
            <text:p text:style-name="Table_20_Contents">Enumeration</text:p>
          </table:table-cell>
          <table:table-cell table:style-name="Table2.A1" office:value-type="string">
            <text:p text:style-name="Table_20_Contents">vulnerability probing</text:p>
          </table:table-cell>
        </table:table-row>
        <table:table-row>
          <table:table-cell table:style-name="Table2.A1" office:value-type="string">
            <text:p text:style-name="Table_20_Contents">Exploitation</text:p>
          </table:table-cell>
          <table:table-cell table:style-name="Table2.A1" office:value-type="string">
            <text:p text:style-name="Table_20_Contents">login attempts</text:p>
          </table:table-cell>
        </table:table-row>
        <table:table-row>
          <table:table-cell table:style-name="Table2.A1" office:value-type="string">
            <text:p text:style-name="Table_20_Contents">Persistence</text:p>
          </table:table-cell>
          <table:table-cell table:style-name="Table2.A1" office:value-type="string">
            <text:p text:style-name="Table_20_Contents">backdoor connection</text:p>
          </table:table-cell>
        </table:table-row>
        <table:table-row>
          <table:table-cell table:style-name="Table2.A1" office:value-type="string">
            <text:p text:style-name="Table_20_Contents">Exfiltration</text:p>
          </table:table-cell>
          <table:table-cell table:style-name="Table2.A1" office:value-type="string">
            <text:p text:style-name="Table_20_Contents">large data transfer</text:p>
          </table:table-cell>
        </table:table-row>
      </table:table>
      <text:p text:style-name="Text_20_body">Example attack timeline:</text:p>
      <text:p text:style-name="Preformatted_20_Text"><text:span text:style-name="Source_20_Text">Day 1 → Port scanning</text:span></text:p>
      <text:p text:style-name="Preformatted_20_Text"><text:span text:style-name="Source_20_Text">Day 2 → Vulnerability probing</text:span></text:p>
      <text:p text:style-name="Preformatted_20_Text"><text:span text:style-name="Source_20_Text">Day 5 → Brute force attempts</text:span></text:p>
      <text:p text:style-name="P3"><text:span text:style-name="Source_20_Text">Day 10 → Data exfiltration</text:span></text:p>
      <text:p text:style-name="Horizontal_20_Line"/>
      <text:h text:style-name="Heading_20_1" text:outline-level="1">Phase 4 — Synthetic Long-Term Attack Generation</text:h>
      <text:p text:style-name="Text_20_body">This is your <text:span text:style-name="Strong_20_Emphasis">key innovation</text:span>.</text:p>
      <text:h text:style-name="Heading_20_2" text:outline-level="2">Step 5 — Generate Multi-Stage Attack Sequences</text:h>
      <text:p text:style-name="Text_20_body">Use generative AI to create <text:span text:style-name="Strong_20_Emphasis">temporal attack flows</text:span>.</text:p>
      <text:p text:style-name="Text_20_body">Approaches:</text:p>
      <text:h text:style-name="Heading_20_3" text:outline-level="3"><text:soft-page-break/>1️⃣ GAN-Based Flow Generation</text:h>
      <text:p text:style-name="Text_20_body">Train GAN on attack flows to produce new ones.</text:p>
      <text:p text:style-name="Text_20_body">Architecture:</text:p>
      <text:p text:style-name="Preformatted_20_Text"><text:span text:style-name="Source_20_Text">Generator → creates fake attack flows</text:span></text:p>
      <text:p text:style-name="P3"><text:span text:style-name="Source_20_Text">Discriminator → identifies real vs fake</text:span></text:p>
      <text:p text:style-name="Text_20_body">GAN learns distribution of:</text:p>
      <text:p text:style-name="Preformatted_20_Text"><text:span text:style-name="Source_20_Text">packet_count</text:span></text:p>
      <text:p text:style-name="Preformatted_20_Text"><text:span text:style-name="Source_20_Text">flow_duration</text:span></text:p>
      <text:p text:style-name="P3"><text:span text:style-name="Source_20_Text">packet_size</text:span></text:p>
      <text:p text:style-name="Horizontal_20_Line"/>
      <text:h text:style-name="Heading_20_3" text:outline-level="3">2️⃣ Sequence GAN / TimeGAN</text:h>
      <text:p text:style-name="Text_20_body">Generate <text:span text:style-name="Strong_20_Emphasis">temporal sequences of flows</text:span>.</text:p>
      <text:p text:style-name="Text_20_body">Example output:</text:p>
      <text:p text:style-name="Preformatted_20_Text"><text:span text:style-name="Source_20_Text">[scan_flow1,</text:span></text:p>
      <text:p text:style-name="Preformatted_20_Text"><text:span text:style-name="Source_20_Text"><text:s/>scan_flow2,</text:span></text:p>
      <text:p text:style-name="Preformatted_20_Text"><text:span text:style-name="Source_20_Text"><text:s/>probe_flow1,</text:span></text:p>
      <text:p text:style-name="Preformatted_20_Text"><text:span text:style-name="Source_20_Text"><text:s/>exploit_flow1,</text:span></text:p>
      <text:p text:style-name="P3"><text:span text:style-name="Source_20_Text"><text:s/>exfiltration_flow]</text:span></text:p>
      <text:p text:style-name="Horizontal_20_Line"/>
      <text:h text:style-name="Heading_20_3" text:outline-level="3">3️⃣ LLM-Guided Attack Scenario Creation</text:h>
      <text:p text:style-name="Text_20_body">Use LLMs to design attack patterns.</text:p>
      <text:p text:style-name="Text_20_body">Example scenario:</text:p>
      <text:p text:style-name="Preformatted_20_Text"><text:span text:style-name="Source_20_Text">Attacker scans ports for 2 hours</text:span></text:p>
      <text:p text:style-name="Preformatted_20_Text"><text:span text:style-name="Source_20_Text">Then sends login attempts every 30 minutes</text:span></text:p>
      <text:p text:style-name="P3"><text:span text:style-name="Source_20_Text">Later transfers 200MB of data</text:span></text:p>
      <text:p text:style-name="Text_20_body">Translate these patterns into synthetic flows.</text:p>
      <text:p text:style-name="Horizontal_20_Line"/>
      <text:h text:style-name="Heading_20_2" text:outline-level="2">Step 6 — Dataset Augmentation</text:h>
      <text:p text:style-name="Text_20_body">Merge datasets:</text:p>
      <text:p text:style-name="Preformatted_20_Text"><text:span text:style-name="Source_20_Text">final_dataset =</text:span></text:p>
      <text:p text:style-name="Preformatted_20_Text"><text:span text:style-name="Source_20_Text"><text:s text:c="4"/>real flows</text:span></text:p>
      <text:p text:style-name="P3"><text:span text:style-name="Source_20_Text"><text:s text:c="2"/>+ synthetic attack sequences</text:span></text:p>
      <text:p text:style-name="Text_20_body">Label them:</text:p>
      <text:p text:style-name="Preformatted_20_Text"><text:span text:style-name="Source_20_Text">benign</text:span></text:p>
      <text:p text:style-name="Preformatted_20_Text"><text:span text:style-name="Source_20_Text">scan</text:span></text:p>
      <text:p text:style-name="Preformatted_20_Text"><text:span text:style-name="Source_20_Text">exploit</text:span></text:p>
      <text:p text:style-name="P3"><text:span text:style-name="Source_20_Text">multi_stage_attack</text:span></text:p>
      <text:p text:style-name="Horizontal_20_Line"/>
      <text:h text:style-name="Heading_20_1" text:outline-level="1"><text:soft-page-break/>Phase 5 — Data Preparation</text:h>
      <text:h text:style-name="Heading_20_2" text:outline-level="2">Step 7 — Clean Dataset</text:h>
      <text:p text:style-name="Text_20_body">Remove:</text:p>
      <text:p text:style-name="Preformatted_20_Text"><text:span text:style-name="Source_20_Text">NaN</text:span></text:p>
      <text:p text:style-name="Preformatted_20_Text"><text:span text:style-name="Source_20_Text">Infinite values</text:span></text:p>
      <text:p text:style-name="P3"><text:span text:style-name="Source_20_Text">Duplicate flows</text:span></text:p>
      <text:p text:style-name="Text_20_body">Normalize features using:</text:p>
      <text:p text:style-name="P3"><text:span text:style-name="Source_20_Text">StandardScaler</text:span></text:p>
      <text:p text:style-name="Horizontal_20_Line"/>
      <text:h text:style-name="Heading_20_2" text:outline-level="2">Step 8 — Sequence Creation</text:h>
      <text:p text:style-name="Text_20_body">Create <text:span text:style-name="Strong_20_Emphasis">flow sequences for transformer training</text:span>.</text:p>
      <text:p text:style-name="Text_20_body">Example window:</text:p>
      <text:p text:style-name="P3"><text:span text:style-name="Source_20_Text">sequence_length = 50 flows</text:span></text:p>
      <text:p text:style-name="Text_20_body">Sequence example:</text:p>
      <text:p text:style-name="P3"><text:span text:style-name="Source_20_Text">[flow1, flow2, flow3 … flow50]</text:span></text:p>
      <text:p text:style-name="Text_20_body">Input tensor shape:</text:p>
      <text:p text:style-name="P3"><text:span text:style-name="Source_20_Text">batch × sequence_length × features</text:span></text:p>
      <text:p text:style-name="Horizontal_20_Line"/>
      <text:h text:style-name="Heading_20_1" text:outline-level="1">Phase 6 — Stage-1 Fast Classifier</text:h>
      <text:h text:style-name="Heading_20_2" text:outline-level="2">Step 9 — Train XGBoost</text:h>
      <text:p text:style-name="Text_20_body">Purpose:</text:p>
      <text:p text:style-name="P3"><text:span text:style-name="Source_20_Text">fast anomaly detection</text:span></text:p>
      <text:p text:style-name="Text_20_body">Train on:</text:p>
      <text:p text:style-name="P3"><text:span text:style-name="Source_20_Text">flow features</text:span></text:p>
      <text:p text:style-name="Text_20_body">Output:</text:p>
      <text:p text:style-name="P3"><text:span text:style-name="Source_20_Text">attack probability</text:span></text:p>
      <text:p text:style-name="Horizontal_20_Line"/>
      <text:h text:style-name="Heading_20_2" text:outline-level="2"><text:soft-page-break/>Step 10 — Confidence Filtering</text:h>
      <text:p text:style-name="Text_20_body">Use thresholds:</text:p>
      <text:p text:style-name="Preformatted_20_Text"><text:span text:style-name="Source_20_Text">p &lt; 0.2 → benign</text:span></text:p>
      <text:p text:style-name="Preformatted_20_Text"><text:span text:style-name="Source_20_Text">p &gt; 0.8 → attack</text:span></text:p>
      <text:p text:style-name="P3"><text:span text:style-name="Source_20_Text">0.2–0.8 → uncertain</text:span></text:p>
      <text:p text:style-name="Text_20_body">Uncertain samples go to transformer.</text:p>
      <text:p text:style-name="Horizontal_20_Line"/>
      <text:h text:style-name="Heading_20_1" text:outline-level="1">Phase 7 — Stage-2 Transformer</text:h>
      <text:h text:style-name="Heading_20_2" text:outline-level="2">Step 11 — Train Transformer Model</text:h>
      <text:p text:style-name="Text_20_body">Input:</text:p>
      <text:p text:style-name="P3"><text:span text:style-name="Source_20_Text">flow sequences</text:span></text:p>
      <text:p text:style-name="Text_20_body">Architecture:</text:p>
      <text:p text:style-name="Preformatted_20_Text"><text:span text:style-name="Source_20_Text">Embedding layer</text:span></text:p>
      <text:p text:style-name="Preformatted_20_Text"><text:span text:style-name="Source_20_Text">Positional encoding</text:span></text:p>
      <text:p text:style-name="Preformatted_20_Text"><text:span text:style-name="Source_20_Text">Transformer encoder</text:span></text:p>
      <text:p text:style-name="Preformatted_20_Text"><text:span text:style-name="Source_20_Text">Attention layers</text:span></text:p>
      <text:p text:style-name="P3"><text:span text:style-name="Source_20_Text">Classification head</text:span></text:p>
      <text:p text:style-name="Text_20_body">Transformer learns:</text:p>
      <text:p text:style-name="Preformatted_20_Text"><text:span text:style-name="Source_20_Text">temporal attack progression</text:span></text:p>
      <text:p text:style-name="Preformatted_20_Text"><text:span text:style-name="Source_20_Text">stealth attacks</text:span></text:p>
      <text:p text:style-name="P3"><text:span text:style-name="Source_20_Text">multi-stage attacks</text:span></text:p>
      <text:p text:style-name="Horizontal_20_Line"/>
      <text:h text:style-name="Heading_20_1" text:outline-level="1">Phase 8 — Explainable AI</text:h>
      <text:h text:style-name="Heading_20_2" text:outline-level="2">Step 12 — SHAP</text:h>
      <text:p text:style-name="Text_20_body">Explain feature importance:</text:p>
      <text:p text:style-name="Preformatted_20_Text"><text:span text:style-name="Source_20_Text">Flow Bytes/s</text:span></text:p>
      <text:p text:style-name="Preformatted_20_Text"><text:span text:style-name="Source_20_Text">Packet Length Std</text:span></text:p>
      <text:p text:style-name="P3"><text:span text:style-name="Source_20_Text">Flow Duration</text:span></text:p>
      <text:p text:style-name="Text_20_body">Visualizations:</text:p>
      <text:p text:style-name="Preformatted_20_Text"><text:span text:style-name="Source_20_Text">SHAP summary plot</text:span></text:p>
      <text:p text:style-name="P3"><text:span text:style-name="Source_20_Text">Feature importance</text:span></text:p>
      <text:p text:style-name="Horizontal_20_Line"/>
      <text:h text:style-name="Heading_20_2" text:outline-level="2"><text:soft-page-break/>Step 13 — LIME</text:h>
      <text:p text:style-name="Text_20_body">Explain individual predictions.</text:p>
      <text:p text:style-name="Text_20_body">Example:</text:p>
      <text:p text:style-name="Preformatted_20_Text"><text:span text:style-name="Source_20_Text">Flow predicted as attack because</text:span></text:p>
      <text:p text:style-name="Preformatted_20_Text"><text:span text:style-name="Source_20_Text">packet_rate high</text:span></text:p>
      <text:p text:style-name="P3"><text:span text:style-name="Source_20_Text">flow_duration abnormal</text:span></text:p>
      <text:p text:style-name="Horizontal_20_Line"/>
      <text:h text:style-name="Heading_20_1" text:outline-level="1">Phase 9 — Real-Time Deployment</text:h>
      <text:h text:style-name="Heading_20_2" text:outline-level="2">Step 14 — Packet Capture Layer</text:h>
      <text:p text:style-name="Text_20_body">Capture packets using:</text:p>
      <text:p text:style-name="Preformatted_20_Text"><text:span text:style-name="Source_20_Text">Scapy</text:span></text:p>
      <text:p text:style-name="Preformatted_20_Text"><text:span text:style-name="Source_20_Text">libpcap</text:span></text:p>
      <text:p text:style-name="P3"><text:span text:style-name="Source_20_Text">tcpdump</text:span></text:p>
      <text:p text:style-name="Text_20_body">Example:</text:p>
      <text:p text:style-name="Preformatted_20_Text"><text:span text:style-name="Source_20_Text">from scapy.all import sniff</text:span></text:p>
      <text:p text:style-name="P3"><text:span text:style-name="Source_20_Text">sniff(prn=process_packet)</text:span></text:p>
      <text:p text:style-name="Horizontal_20_Line"/>
      <text:h text:style-name="Heading_20_2" text:outline-level="2">Step 15 — Flow Aggregation</text:h>
      <text:p text:style-name="Text_20_body">Group captured packets into flows.</text:p>
      <text:p text:style-name="Text_20_body">Maintain flow table:</text:p>
      <text:p text:style-name="Preformatted_20_Text"><text:span text:style-name="Source_20_Text">flow_table = {</text:span></text:p>
      <text:p text:style-name="Preformatted_20_Text"><text:span text:style-name="Source_20_Text"><text:s text:c="4"/>flow_id: packet_list</text:span></text:p>
      <text:p text:style-name="P3"><text:span text:style-name="Source_20_Text">}</text:span></text:p>
      <text:p text:style-name="Text_20_body">Compute features periodically.</text:p>
      <text:p text:style-name="Horizontal_20_Line"/>
      <text:h text:style-name="Heading_20_2" text:outline-level="2">Step 16 — Online Detection Pipeline</text:h>
      <text:p text:style-name="Preformatted_20_Text"><text:span text:style-name="Source_20_Text">Packet</text:span></text:p>
      <text:p text:style-name="Preformatted_20_Text"><text:span text:style-name="Source_20_Text"><text:s/>↓</text:span></text:p>
      <text:p text:style-name="Preformatted_20_Text"><text:span text:style-name="Source_20_Text">Flow creation</text:span></text:p>
      <text:p text:style-name="Preformatted_20_Text"><text:span text:style-name="Source_20_Text"><text:s/>↓</text:span></text:p>
      <text:p text:style-name="Preformatted_20_Text"><text:span text:style-name="Source_20_Text">Feature extraction</text:span></text:p>
      <text:p text:style-name="Preformatted_20_Text"><text:span text:style-name="Source_20_Text"><text:s/>↓</text:span></text:p>
      <text:p text:style-name="Preformatted_20_Text"><text:span text:style-name="Source_20_Text">XGBoost filter</text:span></text:p>
      <text:p text:style-name="Preformatted_20_Text"><text:span text:style-name="Source_20_Text"><text:s/>↓</text:span></text:p>
      <text:p text:style-name="Preformatted_20_Text"><text:span text:style-name="Source_20_Text">Transformer (if uncertain)</text:span></text:p>
      <text:p text:style-name="Preformatted_20_Text"><text:span text:style-name="Source_20_Text"><text:s/>↓</text:span></text:p>
      <text:p text:style-name="Preformatted_20_Text"><text:span text:style-name="Source_20_Text">Attack detection</text:span></text:p>
      <text:p text:style-name="Preformatted_20_Text"><text:span text:style-name="Source_20_Text"><text:s/>↓</text:span></text:p>
      <text:p text:style-name="P3"><text:soft-page-break/><text:span text:style-name="Source_20_Text">Alert generation</text:span></text:p>
      <text:p text:style-name="Horizontal_20_Line"/>
      <text:h text:style-name="Heading_20_1" text:outline-level="1">Phase 10 — Evaluation</text:h>
      <text:p text:style-name="Text_20_body">Evaluate models using:</text:p>
      <text:p text:style-name="Preformatted_20_Text"><text:span text:style-name="Source_20_Text">Accuracy</text:span></text:p>
      <text:p text:style-name="Preformatted_20_Text"><text:span text:style-name="Source_20_Text">Precision</text:span></text:p>
      <text:p text:style-name="Preformatted_20_Text"><text:span text:style-name="Source_20_Text">Recall</text:span></text:p>
      <text:p text:style-name="Preformatted_20_Text"><text:span text:style-name="Source_20_Text">F1 Score</text:span></text:p>
      <text:p text:style-name="Preformatted_20_Text"><text:span text:style-name="Source_20_Text">False positive rate</text:span></text:p>
      <text:p text:style-name="P3"><text:span text:style-name="Source_20_Text">ROC-AUC</text:span></text:p>
      <text:p text:style-name="Text_20_body">Compare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Model</text:p>
            </table:table-cell>
            <table:table-cell table:style-name="Table3.A1" office:value-type="string">
              <text:p text:style-name="Table_20_Heading">Accuracy</text:p>
            </table:table-cell>
          </table:table-row>
        </table:table-header-rows>
        <table:table-row>
          <table:table-cell table:style-name="Table3.A1" office:value-type="string">
            <text:p text:style-name="Table_20_Contents">Random Forest</text:p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Table_20_Contents">XGBoost</text:p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Table_20_Contents">Transformer</text:p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Table_20_Contents">Hybrid Model</text:p>
          </table:table-cell>
          <table:table-cell table:style-name="Table3.A1" office:value-type="string">
            <text:p text:style-name="P6"/>
          </table:table-cell>
        </table:table-row>
      </table:table>
      <text:p text:style-name="Horizontal_20_Line"/>
      <text:h text:style-name="Heading_20_1" text:outline-level="1">Final System Architecture</text:h>
      <text:p text:style-name="Preformatted_20_Text"><text:span text:style-name="Source_20_Text">Packet Capture</text:span></text:p>
      <text:p text:style-name="Preformatted_20_Text"><text:span text:style-name="Source_20_Text"><text:s text:c="6"/>│</text:span></text:p>
      <text:p text:style-name="Preformatted_20_Text"><text:span text:style-name="Source_20_Text"><text:s text:c="6"/>▼</text:span></text:p>
      <text:p text:style-name="Preformatted_20_Text"><text:span text:style-name="Source_20_Text">Flow Extraction</text:span></text:p>
      <text:p text:style-name="Preformatted_20_Text"><text:span text:style-name="Source_20_Text"><text:s text:c="6"/>│</text:span></text:p>
      <text:p text:style-name="Preformatted_20_Text"><text:span text:style-name="Source_20_Text"><text:s text:c="6"/>▼</text:span></text:p>
      <text:p text:style-name="Preformatted_20_Text"><text:span text:style-name="Source_20_Text">Dataset Augmentation</text:span></text:p>
      <text:p text:style-name="Preformatted_20_Text"><text:span text:style-name="Source_20_Text">(Generative AI attack sequences)</text:span></text:p>
      <text:p text:style-name="Preformatted_20_Text"><text:span text:style-name="Source_20_Text"><text:s text:c="6"/>│</text:span></text:p>
      <text:p text:style-name="Preformatted_20_Text"><text:span text:style-name="Source_20_Text"><text:s text:c="6"/>▼</text:span></text:p>
      <text:p text:style-name="Preformatted_20_Text"><text:span text:style-name="Source_20_Text">XGBoost Fast Classifier</text:span></text:p>
      <text:p text:style-name="Preformatted_20_Text"><text:span text:style-name="Source_20_Text"><text:s text:c="6"/>│</text:span></text:p>
      <text:p text:style-name="Preformatted_20_Text"><text:span text:style-name="Source_20_Text"><text:s text:c="6"/>▼</text:span></text:p>
      <text:p text:style-name="Preformatted_20_Text"><text:span text:style-name="Source_20_Text">Transformer Sequence Model</text:span></text:p>
      <text:p text:style-name="Preformatted_20_Text"><text:span text:style-name="Source_20_Text"><text:s text:c="6"/>│</text:span></text:p>
      <text:p text:style-name="Preformatted_20_Text"><text:span text:style-name="Source_20_Text"><text:s text:c="6"/>▼</text:span></text:p>
      <text:p text:style-name="Preformatted_20_Text"><text:span text:style-name="Source_20_Text">Explainable AI</text:span></text:p>
      <text:p text:style-name="Preformatted_20_Text"><text:span text:style-name="Source_20_Text"><text:s text:c="6"/>│</text:span></text:p>
      <text:p text:style-name="Preformatted_20_Text"><text:span text:style-name="Source_20_Text"><text:s text:c="6"/>▼</text:span></text:p>
      <text:p text:style-name="P3"><text:span text:style-name="Source_20_Text">Security Alerts</text:span></text:p>
      <text:p text:style-name="Horizontal_20_Line"/>
      <text:h text:style-name="Heading_20_1" text:outline-level="1">Your Key Research Contributions</text:h>
      <text:p text:style-name="Text_20_body">Your work can contribute:</text:p>
      <text:p text:style-name="Text_20_body"><text:soft-page-break/>1️⃣ <text:span text:style-name="Strong_20_Emphasis">Synthetic long-term attack dataset generation</text:span><text:line-break/>2️⃣ <text:span text:style-name="Strong_20_Emphasis">Hybrid ML + Transformer IDS architecture</text:span><text:line-break/>3️⃣ <text:span text:style-name="Strong_20_Emphasis">Explainable intrusion detection</text:span><text:line-break/>4️⃣ <text:span text:style-name="Strong_20_Emphasis">Detection of multi-stage attacks</text:span></text:p>
      <text:p text:style-name="Text_20_body">This combination is <text:span text:style-name="Strong_20_Emphasis">publishable-level research</text:span> if implemented well.</text:p>
      <text:p text:style-name="Horizontal_20_Line"/>
      <text:p text:style-name="Text_20_body">If you want, I can also show you:</text:p>
      <text:list text:style-name="L8">
        <text:list-item>
          <text:p text:style-name="P17"><text:span text:style-name="Strong_20_Emphasis">How to design the synthetic multi-stage attack generator (step-by-step)</text:span></text:p>
        </text:list-item>
        <text:list-item>
          <text:p text:style-name="P17"><text:span text:style-name="Strong_20_Emphasis">How to structure the dataset so transformers actually learn long-term attacks</text:span></text:p>
        </text:list-item>
        <text:list-item>
          <text:p text:style-name="P17"><text:span text:style-name="Strong_20_Emphasis">A diagram of the full system suitable for your thesis/paper</text:span>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0:05:12.628318655</meta:creation-date>
    <dc:date>2026-03-11T11:01:36.053900159</dc:date>
    <meta:editing-duration>PT33M36S</meta:editing-duration>
    <meta:editing-cycles>1</meta:editing-cycles>
    <meta:generator>LibreOffice/24.2.7.2$Linux_X86_64 LibreOffice_project/420$Build-2</meta:generator>
    <meta:document-statistic meta:table-count="3" meta:image-count="0" meta:object-count="0" meta:page-count="9" meta:paragraph-count="280" meta:word-count="857" meta:character-count="6001" meta:non-whitespace-character-count="5177"/>
  </office:meta>
</office:document-meta>
</file>